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/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9" table:default-cell-style-name="Default"/>
        <table:table-column table:style-name="co3" table:number-columns-repeated="2" table:default-cell-style-name="ce15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9-01-20" calcext:value-type="date">
            <text:p>01/20/19</text:p>
          </table:table-cell>
          <table:table-cell table:style-name="ce9" office:value-type="date" office:date-value="2019-11-21" calcext:value-type="date">
            <text:p>11/21/19</text:p>
          </table:table-cell>
          <table:table-cell table:style-name="ce9" table:formula="of:=[.F1]+2" office:value-type="date" office:date-value="2019-01-15" calcext:value-type="date">
            <text:p>01/15/19</text:p>
          </table:table-cell>
          <table:table-cell table:style-name="ce9" table:formula="of:=[.G1]+1" office:value-type="date" office:date-value="2019-01-13" calcext:value-type="date">
            <text:p>01/13/19</text:p>
          </table:table-cell>
          <table:table-cell table:style-name="ce9" table:formula="of:=[.H1]+1" office:value-type="date" office:date-value="2019-01-12" calcext:value-type="date">
            <text:p>01/12/19</text:p>
          </table:table-cell>
          <table:table-cell table:style-name="ce9" table:formula="of:=[.I1]+1" office:value-type="date" office:date-value="2019-01-11" calcext:value-type="date">
            <text:p>01/11/19</text:p>
          </table:table-cell>
          <table:table-cell table:style-name="ce9" table:formula="of:=[.J1]+1" office:value-type="date" office:date-value="2019-01-10" calcext:value-type="date">
            <text:p>01/10/19</text:p>
          </table:table-cell>
          <table:table-cell table:style-name="ce9" table:formula="of:=[.K1]+1" office:value-type="date" office:date-value="2019-01-09" calcext:value-type="date">
            <text:p>01/09/19</text:p>
          </table:table-cell>
          <table:table-cell table:style-name="ce9" office:value-type="date" office:date-value="2019-01-08" calcext:value-type="date">
            <text:p>01/08/19</text:p>
          </table:table-cell>
          <table:table-cell table:style-name="ce13" office:value-type="date" office:date-value="2018-12-09" calcext:value-type="date">
            <text:p>12/09/18</text:p>
          </table:table-cell>
          <table:table-cell table:style-name="ce13" office:value-type="date" office:date-value="2018-12-11" calcext:value-type="date">
            <text:p>12/11/18</text:p>
          </table:table-cell>
          <table:table-cell table:style-name="ce9" office:value-type="date" office:date-value="2018-12-13" calcext:value-type="date">
            <text:p>12/13/18</text:p>
          </table:table-cell>
          <table:table-cell table:style-name="ce9" office:value-type="date" office:date-value="2018-12-14" calcext:value-type="date">
            <text:p>12/14/18</text:p>
          </table:table-cell>
          <table:table-cell table:style-name="ce9" office:value-type="date" office:date-value="2018-12-15" calcext:value-type="date">
            <text:p>12/15/18</text:p>
          </table:table-cell>
          <table:table-cell table:style-name="ce9" office:value-type="date" office:date-value="2018-12-16" calcext:value-type="date">
            <text:p>12/16/18</text:p>
          </table:table-cell>
          <table:table-cell table:style-name="ce9" office:value-type="date" office:date-value="2018-12-19" calcext:value-type="date">
            <text:p>12/19/18</text:p>
          </table:table-cell>
          <table:table-cell table:style-name="ce9" office:value-type="date" office:date-value="2018-12-20" calcext:value-type="date">
            <text:p>12/20/18</text:p>
          </table:table-cell>
          <table:table-cell table:style-name="ce9" office:value-type="date" office:date-value="2018-12-22" calcext:value-type="date">
            <text:p>12/22/18</text:p>
          </table:table-cell>
          <table:table-cell table:style-name="ce9" office:value-type="date" office:date-value="2018-12-23" calcext:value-type="date">
            <text:p>12/23/18</text:p>
          </table:table-cell>
          <table:table-cell table:style-name="ce9" office:value-type="date" office:date-value="2018-12-24" calcext:value-type="date">
            <text:p>12/24/18</text:p>
          </table:table-cell>
          <table:table-cell table:style-name="ce9" office:value-type="date" office:date-value="2018-12-25" calcext:value-type="date">
            <text:p>12/25/18</text:p>
          </table:table-cell>
          <table:table-cell table:style-name="ce9" office:value-type="date" office:date-value="2018-12-27" calcext:value-type="date">
            <text:p>12/27/18</text:p>
          </table:table-cell>
          <table:table-cell table:style-name="ce9" office:value-type="date" office:date-value="2018-12-28" calcext:value-type="date">
            <text:p>12/28/18</text:p>
          </table:table-cell>
          <table:table-cell table:style-name="ce9" office:value-type="date" office:date-value="2018-12-30" calcext:value-type="date">
            <text:p>12/30/18</text:p>
          </table:table-cell>
          <table:table-cell table:style-name="ce9" office:value-type="date" office:date-value="2018-12-31" calcext:value-type="date">
            <text:p>12/31/18</text:p>
          </table:table-cell>
          <table:table-cell table:style-name="ce9" office:value-type="date" office:date-value="2019-01-01" calcext:value-type="date">
            <text:p>01/01/19</text:p>
          </table:table-cell>
          <table:table-cell table:style-name="ce9" office:value-type="date" office:date-value="2018-01-03" calcext:value-type="date">
            <text:p>01/03/18</text:p>
          </table:table-cell>
          <table:table-cell table:style-name="ce9" office:value-type="date" office:date-value="2018-01-06" calcext:value-type="date">
            <text:p>01/06/18</text:p>
          </table:table-cell>
          <table:table-cell table:style-name="ce9" office:value-type="date" office:date-value="2019-01-07" calcext:value-type="date">
            <text:p>01/07/19</text:p>
          </table:table-cell>
          <table:table-cell table:style-name="ce1" table:number-columns-repeated="993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0" office:value-type="time" office:time-value="PT10H56M00S" calcext:value-type="time">
            <text:p>10:56:00 AM</text:p>
          </table:table-cell>
          <table:table-cell table:style-name="ce10" office:value-type="time" office:time-value="PT21H53M00S" calcext:value-type="time">
            <text:p>09:53:00 PM</text:p>
          </table:table-cell>
          <table:table-cell table:style-name="ce10" office:value-type="time" office:time-value="PT05H01M00S" calcext:value-type="time">
            <text:p>05:01:00 AM</text:p>
          </table:table-cell>
          <table:table-cell table:number-columns-repeated="2" table:style-name="ce10" office:value-type="time" office:time-value="PT15H28M00S" calcext:value-type="time">
            <text:p>03:28:00 PM</text:p>
          </table:table-cell>
          <table:table-cell table:style-name="ce10" office:value-type="time" office:time-value="PT20H30M00S" calcext:value-type="time">
            <text:p>08:30:00 PM</text:p>
          </table:table-cell>
          <table:table-cell table:style-name="ce10" office:value-type="time" office:time-value="PT21H45M00S" calcext:value-type="time">
            <text:p>09:45:00 PM</text:p>
          </table:table-cell>
          <table:table-cell table:style-name="ce10" office:value-type="time" office:time-value="PT20H12M00S" calcext:value-type="time">
            <text:p>08:12:00 PM</text:p>
          </table:table-cell>
          <table:table-cell table:style-name="ce10" office:value-type="time" office:time-value="PT19H41M00S" calcext:value-type="time">
            <text:p>07:41:00 PM</text:p>
          </table:table-cell>
          <table:table-cell table:style-name="ce14" office:value-type="time" office:time-value="PT21H00M00S" calcext:value-type="time">
            <text:p>09:00:00 PM</text:p>
          </table:table-cell>
          <table:table-cell table:style-name="ce17" office:value-type="time" office:time-value="PT18H33M00S" calcext:value-type="time">
            <text:p>06:33:00 PM</text:p>
          </table:table-cell>
          <table:table-cell table:style-name="ce18" office:value-type="time" office:time-value="PT17H39M00S" calcext:value-type="time">
            <text:p>05:39:00 PM</text:p>
          </table:table-cell>
          <table:table-cell table:style-name="ce18" office:value-type="time" office:time-value="PT23H00M00S" calcext:value-type="time">
            <text:p>11:00:00 PM</text:p>
          </table:table-cell>
          <table:table-cell table:style-name="ce18" office:value-type="time" office:time-value="PT20H46M00S" calcext:value-type="time">
            <text:p>08:46:00 PM</text:p>
          </table:table-cell>
          <table:table-cell table:style-name="ce18" office:value-type="time" office:time-value="PT19H15M00S" calcext:value-type="time">
            <text:p>07:15:00 PM</text:p>
          </table:table-cell>
          <table:table-cell table:style-name="ce20" office:value-type="time" office:time-value="PT22H13M00S" calcext:value-type="time">
            <text:p>10:13:00 PM</text:p>
          </table:table-cell>
          <table:table-cell table:style-name="ce10" office:value-type="time" office:time-value="PT23H30M00S" calcext:value-type="time">
            <text:p>11:30:00 PM</text:p>
          </table:table-cell>
          <table:table-cell table:style-name="ce10" office:value-type="time" office:time-value="PT22H15M00S" calcext:value-type="time">
            <text:p>10:15:00 PM</text:p>
          </table:table-cell>
          <table:table-cell table:style-name="ce10" office:value-type="time" office:time-value="PT13H00M00S" calcext:value-type="time">
            <text:p>01:00:00 PM</text:p>
          </table:table-cell>
          <table:table-cell table:style-name="ce10" office:value-type="time" office:time-value="PT21H09M00S" calcext:value-type="time">
            <text:p>09:09:00 PM</text:p>
          </table:table-cell>
          <table:table-cell table:style-name="ce10" office:value-type="time" office:time-value="PT09H00M00S" calcext:value-type="time">
            <text:p>09:00:00 AM</text:p>
          </table:table-cell>
          <table:table-cell table:style-name="ce10" office:value-type="time" office:time-value="PT18H52M00S" calcext:value-type="time">
            <text:p>06:52:00 PM</text:p>
          </table:table-cell>
          <table:table-cell table:style-name="ce10" office:value-type="time" office:time-value="PT18H17M00S" calcext:value-type="time">
            <text:p>06:17:00 PM</text:p>
          </table:table-cell>
          <table:table-cell table:style-name="ce10" office:value-type="time" office:time-value="PT18H38M00S" calcext:value-type="time">
            <text:p>06:38:00 PM</text:p>
          </table:table-cell>
          <table:table-cell table:style-name="ce10" office:value-type="time" office:time-value="PT16H20M00S" calcext:value-type="time">
            <text:p>04:20:00 PM</text:p>
          </table:table-cell>
          <table:table-cell table:style-name="ce10" office:value-type="time" office:time-value="PT19H19M00S" calcext:value-type="time">
            <text:p>07:19:00 PM</text:p>
          </table:table-cell>
          <table:table-cell table:style-name="ce10" office:value-type="time" office:time-value="PT19H46M00S" calcext:value-type="time">
            <text:p>07:46:00 PM</text:p>
          </table:table-cell>
          <table:table-cell table:style-name="ce10" office:value-type="time" office:time-value="PT10H40M00S" calcext:value-type="time">
            <text:p>10:40:00 AM</text:p>
          </table:table-cell>
          <table:table-cell table:style-name="ce10" office:value-type="time" office:time-value="PT21H35M00S" calcext:value-type="time">
            <text:p>09:35:00 PM</text:p>
          </table:table-cell>
          <table:table-cell table:style-name="ce6" table:number-columns-repeated="993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10"/>
          <table:table-cell table:style-name="Default" table:number-columns-repeated="2"/>
          <table:table-cell table:number-columns-repeated="4"/>
          <table:table-cell table:style-name="ce21" table:number-columns-repeated="144"/>
          <table:table-cell table:style-name="ce7" table:number-columns-repeated="863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style-name="ce11" office:value-type="string" calcext:value-type="string">
            <text:p>♫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style-name="ce11" office:value-type="string" calcext:value-type="string">
            <text:p>♫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7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5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5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5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9"/>
          <table:table-cell table:number-columns-repeated="3" table:style-name="ce11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9"/>
          <table:table-cell table:number-columns-repeated="2" table:style-name="ce11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9"/>
          <table:table-cell table:number-columns-repeated="2" table:style-name="ce11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9"/>
          <table:table-cell table:number-columns-repeated="2" table:style-name="ce11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9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9"/>
          <table:table-cell table:number-columns-repeated="2" table:style-name="ce11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5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2"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9"/>
          <table:table-cell table:number-columns-repeated="2" table:style-name="ce11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23"/>
          <table:table-cell table:style-name="ce11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4"/>
          <table:table-cell table:style-name="ce11" office:value-type="string" calcext:value-type="string">
            <text:p>♫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 table:style-name="ce12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7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6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number-columns-repeated="4"/>
          <table:table-cell table:style-name="ce11"/>
          <table:table-cell table:number-columns-repeated="7"/>
          <table:table-cell table:style-name="ce11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993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style-name="ce8" table:number-columns-repeated="9"/>
          <table:table-cell table:number-columns-repeated="4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13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13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13"/>
          <table:table-cell table:style-name="ce11" table:number-columns-repeated="2"/>
          <table:table-cell table:number-columns-repeated="2" table:style-name="ce11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13"/>
          <table:table-cell table:style-name="ce11" table:number-columns-repeated="4"/>
          <table:table-cell table:number-columns-repeated="2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office:value-type="string" calcext:value-type="string">
            <text:p>Cat Scratch Fever</text:p>
          </table:table-cell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11"/>
          <table:table-cell table:style-name="ce11" table:number-columns-repeated="6"/>
          <table:table-cell/>
          <table:table-cell table:style-name="ce11"/>
          <table:table-cell table:number-columns-repeated="1001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13"/>
          <table:table-cell table:style-name="ce11" table:number-columns-repeated="6"/>
          <table:table-cell/>
          <table:table-cell table:style-name="ce11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3"/>
          <table:table-cell table:number-columns-repeated="10"/>
          <table:table-cell table:style-name="ce16" office:value-type="time" office:time-value="PT21H54M00S" calcext:value-type="time">
            <text:p>09:54:00 PM</text:p>
          </table:table-cell>
          <table:table-cell/>
          <table:table-cell table:style-name="ce19" office:value-type="time" office:time-value="PT19H29M00S" calcext:value-type="time">
            <text:p>07:29:00 PM</text:p>
          </table:table-cell>
          <table:table-cell/>
          <table:table-cell table:style-name="ce19" office:value-type="time" office:time-value="PT23H06M00S" calcext:value-type="time">
            <text:p>11:06:00 P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12"/>
          <table:table-cell office:value-type="string" calcext:value-type="string">
            <text:p>+ Playing</text:p>
          </table:table-cell>
          <table:table-cell table:number-columns-repeated="2"/>
          <table:table-cell table:style-name="ce19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19"/>
          <table:table-cell table:number-columns-repeated="4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1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9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5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5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5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5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5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5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5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22:11:16.364888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21T22:55:04.110986851</dc:date>
    <meta:editing-duration>P5DT8H37M51S</meta:editing-duration>
    <meta:editing-cycles>46</meta:editing-cycles>
    <meta:document-statistic meta:table-count="2" meta:cell-count="309" meta:object-count="0"/>
  </office:meta>
</office:document-meta>
</file>